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39ae14f70a3a53fceb7b12d473def77" style:family="table-column">
      <style:table-column-properties fo:break-before="auto" style:use-optimal-column-width="false" style:column-width="6cm"/>
    </style:style>
    <style:style style:name="odsStyleTableColumn-2819c1a4788cad85af2df0ea1b9f2b3f" style:family="table-column">
      <style:table-column-properties fo:break-before="auto" style:use-optimal-column-width="false" style:column-width="5cm"/>
    </style:style>
    <style:style style:name="odsStyleTableColumn-c511612ec2160b445f6693394cde07b6" style:family="table-column">
      <style:table-column-properties fo:break-before="auto" style:use-optimal-column-width="false" style:column-width="3cm"/>
    </style:style>
    <style:style style:name="odsStyleTableCell-4927209904f4655dedfc6c0eaf7993e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d23f90ce8de96a0da5ed5661db2b2c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f209c6dd9b826306da11e81107906c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34d0bd27746e7c37e126183ab9a164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a986923069e2ade1085339a5c8f025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991fe0f52bc79b796e8d8c79afa127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39ae14f70a3a53fceb7b12d473def77" table:default-cell-style-name="Default"/>
        <table:table-column table:style-name="odsStyleTableColumn-2819c1a4788cad85af2df0ea1b9f2b3f" table:default-cell-style-name="Default"/>
        <table:table-column table:style-name="odsStyleTableColumn-c511612ec2160b445f6693394cde07b6" table:default-cell-style-name="Default"/>
        <table:table-column table:style-name="odsStyleTableColumn-c511612ec2160b445f6693394cde07b6" table:default-cell-style-name="Default"/>
        <table:table-column table:style-name="odsStyleTableColumn-c511612ec2160b445f6693394cde07b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927209904f4655dedfc6c0eaf7993e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d23f90ce8de96a0da5ed5661db2b2c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d23f90ce8de96a0da5ed5661db2b2c1" table:number-columns-spanned="5" table:number-rows-spanned="1" office:value-type="string">
            <text:p>TABLA No. 3-24</text:p>
          </table:table-cell>
          <table:covered-table-cell table:number-columns-repeated="4"/>
        </table:table-row>
        <table:table-row table:style-name="ro1">
          <table:table-cell table:style-name="odsStyleTableCell-4d23f90ce8de96a0da5ed5661db2b2c1" table:number-columns-spanned="5" table:number-rows-spanned="1" office:value-type="string">
            <text:p>TABLA DE COTIZACIONES DEL 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d23f90ce8de96a0da5ed5661db2b2c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f209c6dd9b826306da11e81107906cc" office:value-type="string">
            <text:p>PAIS</text:p>
          </table:table-cell>
          <table:table-cell table:style-name="odsStyleTableCell-2f209c6dd9b826306da11e81107906cc" office:value-type="string">
            <text:p>UNIDAD MONETARIA</text:p>
          </table:table-cell>
          <table:table-cell table:style-name="odsStyleTableCell-2f209c6dd9b826306da11e81107906cc" office:value-type="string">
            <text:p>MONEDA</text:p>
          </table:table-cell>
          <table:table-cell table:style-name="odsStyleTableCell-2f209c6dd9b826306da11e81107906cc" office:value-type="string">
            <text:p>TIPO DE CAMBIO EN Bs POR UNIDAD DE MONEDA EXTRANJERA</text:p>
          </table:table-cell>
          <table:table-cell table:style-name="odsStyleTableCell-2f209c6dd9b826306da11e81107906cc" office:value-type="string">
            <text:p>TIPO DE CAMBIO EN M.E.</text:p>
          </table:table-cell>
        </table:table-row>
        <table:table-row table:style-name="ro1">
          <table:table-cell table:style-name="odsStyleTableCell-f34d0bd27746e7c37e126183ab9a1642" office:value-type="string">
            <text:p>ESTADOS UNIDOS</text:p>
          </table:table-cell>
          <table:table-cell table:style-name="odsStyleTableCell-f34d0bd27746e7c37e126183ab9a1642" office:value-type="string">
            <text:p>DOLAR VENTA</text:p>
          </table:table-cell>
          <table:table-cell table:style-name="odsStyleTableCell-f34d0bd27746e7c37e126183ab9a1642" office:value-type="string">
            <text:p>USD.VENTA</text:p>
          </table:table-cell>
          <table:table-cell table:style-name="odsStyleTableCell-4a986923069e2ade1085339a5c8f0252" office:value-type="string">
            <text:p>6.96000</text:p>
          </table:table-cell>
          <table:table-cell table:style-name="odsStyleTableCell-4a986923069e2ade1085339a5c8f0252" office:value-type="string">
            <text:p/>
          </table:table-cell>
        </table:table-row>
        <table:table-row table:style-name="ro1">
          <table:table-cell table:style-name="odsStyleTableCell-f34d0bd27746e7c37e126183ab9a1642" office:value-type="string">
            <text:p>ESTADOS UNIDOS</text:p>
          </table:table-cell>
          <table:table-cell table:style-name="odsStyleTableCell-f34d0bd27746e7c37e126183ab9a1642" office:value-type="string">
            <text:p>DOLAR COMPRA</text:p>
          </table:table-cell>
          <table:table-cell table:style-name="odsStyleTableCell-f34d0bd27746e7c37e126183ab9a1642" office:value-type="string">
            <text:p>USD.COMPRA</text:p>
          </table:table-cell>
          <table:table-cell table:style-name="odsStyleTableCell-4a986923069e2ade1085339a5c8f0252" office:value-type="string">
            <text:p>6.86000</text:p>
          </table:table-cell>
          <table:table-cell table:style-name="odsStyleTableCell-4a986923069e2ade1085339a5c8f0252" office:value-type="string">
            <text:p/>
          </table:table-cell>
        </table:table-row>
        <table:table-row table:style-name="ro1">
          <table:table-cell table:style-name="odsStyleTableCell-f34d0bd27746e7c37e126183ab9a1642" office:value-type="string">
            <text:p>UNION EUROPEA</text:p>
          </table:table-cell>
          <table:table-cell table:style-name="odsStyleTableCell-f34d0bd27746e7c37e126183ab9a1642" office:value-type="string">
            <text:p>EURO</text:p>
          </table:table-cell>
          <table:table-cell table:style-name="odsStyleTableCell-f34d0bd27746e7c37e126183ab9a1642" office:value-type="string">
            <text:p>EUR</text:p>
          </table:table-cell>
          <table:table-cell table:style-name="odsStyleTableCell-4a986923069e2ade1085339a5c8f0252" office:value-type="string">
            <text:p>7.48492</text:p>
          </table:table-cell>
          <table:table-cell table:style-name="odsStyleTableCell-4a986923069e2ade1085339a5c8f0252" office:value-type="string">
            <text:p>0.91651</text:p>
          </table:table-cell>
        </table:table-row>
        <table:table-row table:style-name="ro1">
          <table:table-cell table:style-name="odsStyleTableCell-f34d0bd27746e7c37e126183ab9a1642" office:value-type="string">
            <text:p>JAPON</text:p>
          </table:table-cell>
          <table:table-cell table:style-name="odsStyleTableCell-f34d0bd27746e7c37e126183ab9a1642" office:value-type="string">
            <text:p>YEN</text:p>
          </table:table-cell>
          <table:table-cell table:style-name="odsStyleTableCell-f34d0bd27746e7c37e126183ab9a1642" office:value-type="string">
            <text:p>JPY</text:p>
          </table:table-cell>
          <table:table-cell table:style-name="odsStyleTableCell-4a986923069e2ade1085339a5c8f0252" office:value-type="string">
            <text:p>0.04776</text:p>
          </table:table-cell>
          <table:table-cell table:style-name="odsStyleTableCell-4a986923069e2ade1085339a5c8f0252" office:value-type="string">
            <text:p>143.62000</text:p>
          </table:table-cell>
        </table:table-row>
        <table:table-row table:style-name="ro1">
          <table:table-cell table:style-name="odsStyleTableCell-f34d0bd27746e7c37e126183ab9a1642" office:value-type="string">
            <text:p>ARABIA SAUDITA</text:p>
          </table:table-cell>
          <table:table-cell table:style-name="odsStyleTableCell-f34d0bd27746e7c37e126183ab9a1642" office:value-type="string">
            <text:p>RIYAL SAUDÍ</text:p>
          </table:table-cell>
          <table:table-cell table:style-name="odsStyleTableCell-f34d0bd27746e7c37e126183ab9a1642" office:value-type="string">
            <text:p>SAR</text:p>
          </table:table-cell>
          <table:table-cell table:style-name="odsStyleTableCell-4a986923069e2ade1085339a5c8f0252" office:value-type="string">
            <text:p>1.82914</text:p>
          </table:table-cell>
          <table:table-cell table:style-name="odsStyleTableCell-4a986923069e2ade1085339a5c8f0252" office:value-type="string">
            <text:p>3.75040</text:p>
          </table:table-cell>
        </table:table-row>
        <table:table-row table:style-name="ro1">
          <table:table-cell table:style-name="odsStyleTableCell-f34d0bd27746e7c37e126183ab9a1642" office:value-type="string">
            <text:p>ARGELIA</text:p>
          </table:table-cell>
          <table:table-cell table:style-name="odsStyleTableCell-f34d0bd27746e7c37e126183ab9a1642" office:value-type="string">
            <text:p>DINAR ARGELINO</text:p>
          </table:table-cell>
          <table:table-cell table:style-name="odsStyleTableCell-f34d0bd27746e7c37e126183ab9a1642" office:value-type="string">
            <text:p>DZD</text:p>
          </table:table-cell>
          <table:table-cell table:style-name="odsStyleTableCell-4a986923069e2ade1085339a5c8f0252" office:value-type="string">
            <text:p>0.05096</text:p>
          </table:table-cell>
          <table:table-cell table:style-name="odsStyleTableCell-4a986923069e2ade1085339a5c8f0252" office:value-type="string">
            <text:p>134.60830</text:p>
          </table:table-cell>
        </table:table-row>
        <table:table-row table:style-name="ro1">
          <table:table-cell table:style-name="odsStyleTableCell-f34d0bd27746e7c37e126183ab9a1642" office:value-type="string">
            <text:p>ARGENTINA</text:p>
          </table:table-cell>
          <table:table-cell table:style-name="odsStyleTableCell-f34d0bd27746e7c37e126183ab9a1642" office:value-type="string">
            <text:p>PESO</text:p>
          </table:table-cell>
          <table:table-cell table:style-name="odsStyleTableCell-f34d0bd27746e7c37e126183ab9a1642" office:value-type="string">
            <text:p>ARS</text:p>
          </table:table-cell>
          <table:table-cell table:style-name="odsStyleTableCell-4a986923069e2ade1085339a5c8f0252" office:value-type="string">
            <text:p>0.00846</text:p>
          </table:table-cell>
          <table:table-cell table:style-name="odsStyleTableCell-4a986923069e2ade1085339a5c8f0252" office:value-type="string">
            <text:p>811.14990</text:p>
          </table:table-cell>
        </table:table-row>
        <table:table-row table:style-name="ro1">
          <table:table-cell table:style-name="odsStyleTableCell-f34d0bd27746e7c37e126183ab9a1642" office:value-type="string">
            <text:p>AUSTRALIA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AUD</text:p>
          </table:table-cell>
          <table:table-cell table:style-name="odsStyleTableCell-4a986923069e2ade1085339a5c8f0252" office:value-type="string">
            <text:p>4.61335</text:p>
          </table:table-cell>
          <table:table-cell table:style-name="odsStyleTableCell-4a986923069e2ade1085339a5c8f0252" office:value-type="string">
            <text:p>1.48699</text:p>
          </table:table-cell>
        </table:table-row>
        <table:table-row table:style-name="ro1">
          <table:table-cell table:style-name="odsStyleTableCell-f34d0bd27746e7c37e126183ab9a1642" office:value-type="string">
            <text:p>BRASIL</text:p>
          </table:table-cell>
          <table:table-cell table:style-name="odsStyleTableCell-f34d0bd27746e7c37e126183ab9a1642" office:value-type="string">
            <text:p>REAL</text:p>
          </table:table-cell>
          <table:table-cell table:style-name="odsStyleTableCell-f34d0bd27746e7c37e126183ab9a1642" office:value-type="string">
            <text:p>BRL</text:p>
          </table:table-cell>
          <table:table-cell table:style-name="odsStyleTableCell-4a986923069e2ade1085339a5c8f0252" office:value-type="string">
            <text:p>1.39598</text:p>
          </table:table-cell>
          <table:table-cell table:style-name="odsStyleTableCell-4a986923069e2ade1085339a5c8f0252" office:value-type="string">
            <text:p>4.91410</text:p>
          </table:table-cell>
        </table:table-row>
        <table:table-row table:style-name="ro1">
          <table:table-cell table:style-name="odsStyleTableCell-f34d0bd27746e7c37e126183ab9a1642" office:value-type="string">
            <text:p>CANADA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CAD</text:p>
          </table:table-cell>
          <table:table-cell table:style-name="odsStyleTableCell-4a986923069e2ade1085339a5c8f0252" office:value-type="string">
            <text:p>5.13819</text:p>
          </table:table-cell>
          <table:table-cell table:style-name="odsStyleTableCell-4a986923069e2ade1085339a5c8f0252" office:value-type="string">
            <text:p>1.33510</text:p>
          </table:table-cell>
        </table:table-row>
        <table:table-row table:style-name="ro1">
          <table:table-cell table:style-name="odsStyleTableCell-f34d0bd27746e7c37e126183ab9a1642" office:value-type="string">
            <text:p>CHILE</text:p>
          </table:table-cell>
          <table:table-cell table:style-name="odsStyleTableCell-f34d0bd27746e7c37e126183ab9a1642" office:value-type="string">
            <text:p>PESO</text:p>
          </table:table-cell>
          <table:table-cell table:style-name="odsStyleTableCell-f34d0bd27746e7c37e126183ab9a1642" office:value-type="string">
            <text:p>CLP</text:p>
          </table:table-cell>
          <table:table-cell table:style-name="odsStyleTableCell-4a986923069e2ade1085339a5c8f0252" office:value-type="string">
            <text:p>0.00776</text:p>
          </table:table-cell>
          <table:table-cell table:style-name="odsStyleTableCell-4a986923069e2ade1085339a5c8f0252" office:value-type="string">
            <text:p>883.48000</text:p>
          </table:table-cell>
        </table:table-row>
        <table:table-row table:style-name="ro1">
          <table:table-cell table:style-name="odsStyleTableCell-f34d0bd27746e7c37e126183ab9a1642" office:value-type="string">
            <text:p>COLOMBIA</text:p>
          </table:table-cell>
          <table:table-cell table:style-name="odsStyleTableCell-f34d0bd27746e7c37e126183ab9a1642" office:value-type="string">
            <text:p>PESO</text:p>
          </table:table-cell>
          <table:table-cell table:style-name="odsStyleTableCell-f34d0bd27746e7c37e126183ab9a1642" office:value-type="string">
            <text:p>COP</text:p>
          </table:table-cell>
          <table:table-cell table:style-name="odsStyleTableCell-4a986923069e2ade1085339a5c8f0252" office:value-type="string">
            <text:p>0.00175</text:p>
          </table:table-cell>
          <table:table-cell table:style-name="odsStyleTableCell-4a986923069e2ade1085339a5c8f0252" office:value-type="string">
            <text:p>3,919.77000</text:p>
          </table:table-cell>
        </table:table-row>
        <table:table-row table:style-name="ro1">
          <table:table-cell table:style-name="odsStyleTableCell-f34d0bd27746e7c37e126183ab9a1642" office:value-type="string">
            <text:p>COREA DEL SUR</text:p>
          </table:table-cell>
          <table:table-cell table:style-name="odsStyleTableCell-f34d0bd27746e7c37e126183ab9a1642" office:value-type="string">
            <text:p>WON</text:p>
          </table:table-cell>
          <table:table-cell table:style-name="odsStyleTableCell-f34d0bd27746e7c37e126183ab9a1642" office:value-type="string">
            <text:p>KRW</text:p>
          </table:table-cell>
          <table:table-cell table:style-name="odsStyleTableCell-4a986923069e2ade1085339a5c8f0252" office:value-type="string">
            <text:p>0.00526</text:p>
          </table:table-cell>
          <table:table-cell table:style-name="odsStyleTableCell-4a986923069e2ade1085339a5c8f0252" office:value-type="string">
            <text:p>1,305.01000</text:p>
          </table:table-cell>
        </table:table-row>
        <table:table-row table:style-name="ro1">
          <table:table-cell table:style-name="odsStyleTableCell-f34d0bd27746e7c37e126183ab9a1642" office:value-type="string">
            <text:p>COSTA RICA</text:p>
          </table:table-cell>
          <table:table-cell table:style-name="odsStyleTableCell-f34d0bd27746e7c37e126183ab9a1642" office:value-type="string">
            <text:p>COLON COSTARRICENSE</text:p>
          </table:table-cell>
          <table:table-cell table:style-name="odsStyleTableCell-f34d0bd27746e7c37e126183ab9a1642" office:value-type="string">
            <text:p>CRC</text:p>
          </table:table-cell>
          <table:table-cell table:style-name="odsStyleTableCell-4a986923069e2ade1085339a5c8f0252" office:value-type="string">
            <text:p>0.01313</text:p>
          </table:table-cell>
          <table:table-cell table:style-name="odsStyleTableCell-4a986923069e2ade1085339a5c8f0252" office:value-type="string">
            <text:p>522.28000</text:p>
          </table:table-cell>
        </table:table-row>
        <table:table-row table:style-name="ro1">
          <table:table-cell table:style-name="odsStyleTableCell-f34d0bd27746e7c37e126183ab9a1642" office:value-type="string">
            <text:p>REPUBLICA CHECA</text:p>
          </table:table-cell>
          <table:table-cell table:style-name="odsStyleTableCell-f34d0bd27746e7c37e126183ab9a1642" office:value-type="string">
            <text:p>CORONA CHECA</text:p>
          </table:table-cell>
          <table:table-cell table:style-name="odsStyleTableCell-f34d0bd27746e7c37e126183ab9a1642" office:value-type="string">
            <text:p>CZK</text:p>
          </table:table-cell>
          <table:table-cell table:style-name="odsStyleTableCell-4a986923069e2ade1085339a5c8f0252" office:value-type="string">
            <text:p>0.30364</text:p>
          </table:table-cell>
          <table:table-cell table:style-name="odsStyleTableCell-4a986923069e2ade1085339a5c8f0252" office:value-type="string">
            <text:p>22.59280</text:p>
          </table:table-cell>
        </table:table-row>
        <table:table-row table:style-name="ro1">
          <table:table-cell table:style-name="odsStyleTableCell-f34d0bd27746e7c37e126183ab9a1642" office:value-type="string">
            <text:p>DINAMARCA</text:p>
          </table:table-cell>
          <table:table-cell table:style-name="odsStyleTableCell-f34d0bd27746e7c37e126183ab9a1642" office:value-type="string">
            <text:p>CORONA</text:p>
          </table:table-cell>
          <table:table-cell table:style-name="odsStyleTableCell-f34d0bd27746e7c37e126183ab9a1642" office:value-type="string">
            <text:p>DKK</text:p>
          </table:table-cell>
          <table:table-cell table:style-name="odsStyleTableCell-4a986923069e2ade1085339a5c8f0252" office:value-type="string">
            <text:p>1.00355</text:p>
          </table:table-cell>
          <table:table-cell table:style-name="odsStyleTableCell-4a986923069e2ade1085339a5c8f0252" office:value-type="string">
            <text:p>6.83570</text:p>
          </table:table-cell>
        </table:table-row>
        <table:table-row table:style-name="ro1">
          <table:table-cell table:style-name="odsStyleTableCell-f34d0bd27746e7c37e126183ab9a1642" office:value-type="string">
            <text:p>ECUADOR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USD</text:p>
          </table:table-cell>
          <table:table-cell table:style-name="odsStyleTableCell-4a986923069e2ade1085339a5c8f0252" office:value-type="string">
            <text:p>6.86000</text:p>
          </table:table-cell>
          <table:table-cell table:style-name="odsStyleTableCell-4a986923069e2ade1085339a5c8f0252" office:value-type="string">
            <text:p>1.00000</text:p>
          </table:table-cell>
        </table:table-row>
        <table:table-row table:style-name="ro1">
          <table:table-cell table:style-name="odsStyleTableCell-f34d0bd27746e7c37e126183ab9a1642" office:value-type="string">
            <text:p>EMIRATOS ARABES</text:p>
          </table:table-cell>
          <table:table-cell table:style-name="odsStyleTableCell-f34d0bd27746e7c37e126183ab9a1642" office:value-type="string">
            <text:p>DIRHAM</text:p>
          </table:table-cell>
          <table:table-cell table:style-name="odsStyleTableCell-f34d0bd27746e7c37e126183ab9a1642" office:value-type="string">
            <text:p>AED</text:p>
          </table:table-cell>
          <table:table-cell table:style-name="odsStyleTableCell-4a986923069e2ade1085339a5c8f0252" office:value-type="string">
            <text:p>1.86784</text:p>
          </table:table-cell>
          <table:table-cell table:style-name="odsStyleTableCell-4a986923069e2ade1085339a5c8f0252" office:value-type="string">
            <text:p>3.67270</text:p>
          </table:table-cell>
        </table:table-row>
        <table:table-row table:style-name="ro1">
          <table:table-cell table:style-name="odsStyleTableCell-f34d0bd27746e7c37e126183ab9a1642" office:value-type="string">
            <text:p>FILIPINAS</text:p>
          </table:table-cell>
          <table:table-cell table:style-name="odsStyleTableCell-f34d0bd27746e7c37e126183ab9a1642" office:value-type="string">
            <text:p>PESO FILIPINO</text:p>
          </table:table-cell>
          <table:table-cell table:style-name="odsStyleTableCell-f34d0bd27746e7c37e126183ab9a1642" office:value-type="string">
            <text:p>PHP</text:p>
          </table:table-cell>
          <table:table-cell table:style-name="odsStyleTableCell-4a986923069e2ade1085339a5c8f0252" office:value-type="string">
            <text:p>0.12344</text:p>
          </table:table-cell>
          <table:table-cell table:style-name="odsStyleTableCell-4a986923069e2ade1085339a5c8f0252" office:value-type="string">
            <text:p>55.57500</text:p>
          </table:table-cell>
        </table:table-row>
        <table:table-row table:style-name="ro1">
          <table:table-cell table:style-name="odsStyleTableCell-f34d0bd27746e7c37e126183ab9a1642" office:value-type="string">
            <text:p>HAITÍ</text:p>
          </table:table-cell>
          <table:table-cell table:style-name="odsStyleTableCell-f34d0bd27746e7c37e126183ab9a1642" office:value-type="string">
            <text:p>GOURDE</text:p>
          </table:table-cell>
          <table:table-cell table:style-name="odsStyleTableCell-f34d0bd27746e7c37e126183ab9a1642" office:value-type="string">
            <text:p>HTG</text:p>
          </table:table-cell>
          <table:table-cell table:style-name="odsStyleTableCell-4a986923069e2ade1085339a5c8f0252" office:value-type="string">
            <text:p>0.05217</text:p>
          </table:table-cell>
          <table:table-cell table:style-name="odsStyleTableCell-4a986923069e2ade1085339a5c8f0252" office:value-type="string">
            <text:p>131.49500</text:p>
          </table:table-cell>
        </table:table-row>
        <table:table-row table:style-name="ro1">
          <table:table-cell table:style-name="odsStyleTableCell-f34d0bd27746e7c37e126183ab9a1642" office:value-type="string">
            <text:p>HONG KONG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HKD</text:p>
          </table:table-cell>
          <table:table-cell table:style-name="odsStyleTableCell-4a986923069e2ade1085339a5c8f0252" office:value-type="string">
            <text:p>0.87865</text:p>
          </table:table-cell>
          <table:table-cell table:style-name="odsStyleTableCell-4a986923069e2ade1085339a5c8f0252" office:value-type="string">
            <text:p>7.80740</text:p>
          </table:table-cell>
        </table:table-row>
        <table:table-row table:style-name="ro1">
          <table:table-cell table:style-name="odsStyleTableCell-f34d0bd27746e7c37e126183ab9a1642" office:value-type="string">
            <text:p>INDIA</text:p>
          </table:table-cell>
          <table:table-cell table:style-name="odsStyleTableCell-f34d0bd27746e7c37e126183ab9a1642" office:value-type="string">
            <text:p>RUPIA</text:p>
          </table:table-cell>
          <table:table-cell table:style-name="odsStyleTableCell-f34d0bd27746e7c37e126183ab9a1642" office:value-type="string">
            <text:p>INR</text:p>
          </table:table-cell>
          <table:table-cell table:style-name="odsStyleTableCell-4a986923069e2ade1085339a5c8f0252" office:value-type="string">
            <text:p>0.08237</text:p>
          </table:table-cell>
          <table:table-cell table:style-name="odsStyleTableCell-4a986923069e2ade1085339a5c8f0252" office:value-type="string">
            <text:p>83.28630</text:p>
          </table:table-cell>
        </table:table-row>
        <table:table-row table:style-name="ro1">
          <table:table-cell table:style-name="odsStyleTableCell-f34d0bd27746e7c37e126183ab9a1642" office:value-type="string">
            <text:p>INDONESIA</text:p>
          </table:table-cell>
          <table:table-cell table:style-name="odsStyleTableCell-f34d0bd27746e7c37e126183ab9a1642" office:value-type="string">
            <text:p>RUPIA INDONESIA</text:p>
          </table:table-cell>
          <table:table-cell table:style-name="odsStyleTableCell-f34d0bd27746e7c37e126183ab9a1642" office:value-type="string">
            <text:p>IDR</text:p>
          </table:table-cell>
          <table:table-cell table:style-name="odsStyleTableCell-4a986923069e2ade1085339a5c8f0252" office:value-type="string">
            <text:p>0.00044</text:p>
          </table:table-cell>
          <table:table-cell table:style-name="odsStyleTableCell-4a986923069e2ade1085339a5c8f0252" office:value-type="string">
            <text:p>15,480.00000</text:p>
          </table:table-cell>
        </table:table-row>
        <table:table-row table:style-name="ro1">
          <table:table-cell table:style-name="odsStyleTableCell-f34d0bd27746e7c37e126183ab9a1642" office:value-type="string">
            <text:p>ISRAEL</text:p>
          </table:table-cell>
          <table:table-cell table:style-name="odsStyleTableCell-f34d0bd27746e7c37e126183ab9a1642" office:value-type="string">
            <text:p>NUEVO SÉQUEL</text:p>
          </table:table-cell>
          <table:table-cell table:style-name="odsStyleTableCell-f34d0bd27746e7c37e126183ab9a1642" office:value-type="string">
            <text:p>ILS</text:p>
          </table:table-cell>
          <table:table-cell table:style-name="odsStyleTableCell-4a986923069e2ade1085339a5c8f0252" office:value-type="string">
            <text:p>1.87714</text:p>
          </table:table-cell>
          <table:table-cell table:style-name="odsStyleTableCell-4a986923069e2ade1085339a5c8f0252" office:value-type="string">
            <text:p>3.65450</text:p>
          </table:table-cell>
        </table:table-row>
        <table:table-row table:style-name="ro1">
          <table:table-cell table:style-name="odsStyleTableCell-f34d0bd27746e7c37e126183ab9a1642" office:value-type="string">
            <text:p>MALASIA</text:p>
          </table:table-cell>
          <table:table-cell table:style-name="odsStyleTableCell-f34d0bd27746e7c37e126183ab9a1642" office:value-type="string">
            <text:p>RINGGIT MALAYO</text:p>
          </table:table-cell>
          <table:table-cell table:style-name="odsStyleTableCell-f34d0bd27746e7c37e126183ab9a1642" office:value-type="string">
            <text:p>MYR</text:p>
          </table:table-cell>
          <table:table-cell table:style-name="odsStyleTableCell-4a986923069e2ade1085339a5c8f0252" office:value-type="string">
            <text:p>1.48075</text:p>
          </table:table-cell>
          <table:table-cell table:style-name="odsStyleTableCell-4a986923069e2ade1085339a5c8f0252" office:value-type="string">
            <text:p>4.63280</text:p>
          </table:table-cell>
        </table:table-row>
        <table:table-row table:style-name="ro1">
          <table:table-cell table:style-name="odsStyleTableCell-f34d0bd27746e7c37e126183ab9a1642" office:value-type="string">
            <text:p>MEXICO</text:p>
          </table:table-cell>
          <table:table-cell table:style-name="odsStyleTableCell-f34d0bd27746e7c37e126183ab9a1642" office:value-type="string">
            <text:p>PESO</text:p>
          </table:table-cell>
          <table:table-cell table:style-name="odsStyleTableCell-f34d0bd27746e7c37e126183ab9a1642" office:value-type="string">
            <text:p>MXN</text:p>
          </table:table-cell>
          <table:table-cell table:style-name="odsStyleTableCell-4a986923069e2ade1085339a5c8f0252" office:value-type="string">
            <text:p>0.40250</text:p>
          </table:table-cell>
          <table:table-cell table:style-name="odsStyleTableCell-4a986923069e2ade1085339a5c8f0252" office:value-type="string">
            <text:p>17.04350</text:p>
          </table:table-cell>
        </table:table-row>
        <table:table-row table:style-name="ro1">
          <table:table-cell table:style-name="odsStyleTableCell-f34d0bd27746e7c37e126183ab9a1642" office:value-type="string">
            <text:p>NORUEGA</text:p>
          </table:table-cell>
          <table:table-cell table:style-name="odsStyleTableCell-f34d0bd27746e7c37e126183ab9a1642" office:value-type="string">
            <text:p>CORONA</text:p>
          </table:table-cell>
          <table:table-cell table:style-name="odsStyleTableCell-f34d0bd27746e7c37e126183ab9a1642" office:value-type="string">
            <text:p>NOK</text:p>
          </table:table-cell>
          <table:table-cell table:style-name="odsStyleTableCell-4a986923069e2ade1085339a5c8f0252" office:value-type="string">
            <text:p>0.66207</text:p>
          </table:table-cell>
          <table:table-cell table:style-name="odsStyleTableCell-4a986923069e2ade1085339a5c8f0252" office:value-type="string">
            <text:p>10.36140</text:p>
          </table:table-cell>
        </table:table-row>
        <table:table-row table:style-name="ro1">
          <table:table-cell table:style-name="odsStyleTableCell-f34d0bd27746e7c37e126183ab9a1642" office:value-type="string">
            <text:p>PANAMÁ</text:p>
          </table:table-cell>
          <table:table-cell table:style-name="odsStyleTableCell-f34d0bd27746e7c37e126183ab9a1642" office:value-type="string">
            <text:p>BALBOA</text:p>
          </table:table-cell>
          <table:table-cell table:style-name="odsStyleTableCell-f34d0bd27746e7c37e126183ab9a1642" office:value-type="string">
            <text:p>PAB</text:p>
          </table:table-cell>
          <table:table-cell table:style-name="odsStyleTableCell-4a986923069e2ade1085339a5c8f0252" office:value-type="string">
            <text:p>6.86000</text:p>
          </table:table-cell>
          <table:table-cell table:style-name="odsStyleTableCell-4a986923069e2ade1085339a5c8f0252" office:value-type="string">
            <text:p>1.00000</text:p>
          </table:table-cell>
        </table:table-row>
        <table:table-row table:style-name="ro1">
          <table:table-cell table:style-name="odsStyleTableCell-f34d0bd27746e7c37e126183ab9a1642" office:value-type="string">
            <text:p>PARAGUAY</text:p>
          </table:table-cell>
          <table:table-cell table:style-name="odsStyleTableCell-f34d0bd27746e7c37e126183ab9a1642" office:value-type="string">
            <text:p>GUARANI</text:p>
          </table:table-cell>
          <table:table-cell table:style-name="odsStyleTableCell-f34d0bd27746e7c37e126183ab9a1642" office:value-type="string">
            <text:p>PYG</text:p>
          </table:table-cell>
          <table:table-cell table:style-name="odsStyleTableCell-4a986923069e2ade1085339a5c8f0252" office:value-type="string">
            <text:p>0.00094</text:p>
          </table:table-cell>
          <table:table-cell table:style-name="odsStyleTableCell-4a986923069e2ade1085339a5c8f0252" office:value-type="string">
            <text:p>7,266.40000</text:p>
          </table:table-cell>
        </table:table-row>
        <table:table-row table:style-name="ro1">
          <table:table-cell table:style-name="odsStyleTableCell-f34d0bd27746e7c37e126183ab9a1642" office:value-type="string">
            <text:p>PERU</text:p>
          </table:table-cell>
          <table:table-cell table:style-name="odsStyleTableCell-f34d0bd27746e7c37e126183ab9a1642" office:value-type="string">
            <text:p>NUEVO SOL</text:p>
          </table:table-cell>
          <table:table-cell table:style-name="odsStyleTableCell-f34d0bd27746e7c37e126183ab9a1642" office:value-type="string">
            <text:p>PEN</text:p>
          </table:table-cell>
          <table:table-cell table:style-name="odsStyleTableCell-4a986923069e2ade1085339a5c8f0252" office:value-type="string">
            <text:p>1.83727</text:p>
          </table:table-cell>
          <table:table-cell table:style-name="odsStyleTableCell-4a986923069e2ade1085339a5c8f0252" office:value-type="string">
            <text:p>3.73380</text:p>
          </table:table-cell>
        </table:table-row>
        <table:table-row table:style-name="ro1">
          <table:table-cell table:style-name="odsStyleTableCell-f34d0bd27746e7c37e126183ab9a1642" office:value-type="string">
            <text:p>REINO UNIDO</text:p>
          </table:table-cell>
          <table:table-cell table:style-name="odsStyleTableCell-f34d0bd27746e7c37e126183ab9a1642" office:value-type="string">
            <text:p>LIBRA</text:p>
          </table:table-cell>
          <table:table-cell table:style-name="odsStyleTableCell-f34d0bd27746e7c37e126183ab9a1642" office:value-type="string">
            <text:p>GBP</text:p>
          </table:table-cell>
          <table:table-cell table:style-name="odsStyleTableCell-4a986923069e2ade1085339a5c8f0252" office:value-type="string">
            <text:p>8.67717</text:p>
          </table:table-cell>
          <table:table-cell table:style-name="odsStyleTableCell-4a986923069e2ade1085339a5c8f0252" office:value-type="string">
            <text:p>0.79058</text:p>
          </table:table-cell>
        </table:table-row>
        <table:table-row table:style-name="ro1">
          <table:table-cell table:style-name="odsStyleTableCell-f34d0bd27746e7c37e126183ab9a1642" office:value-type="string">
            <text:p>REPÚBLICA DOMINICANA</text:p>
          </table:table-cell>
          <table:table-cell table:style-name="odsStyleTableCell-f34d0bd27746e7c37e126183ab9a1642" office:value-type="string">
            <text:p>PESO DOMINICANO</text:p>
          </table:table-cell>
          <table:table-cell table:style-name="odsStyleTableCell-f34d0bd27746e7c37e126183ab9a1642" office:value-type="string">
            <text:p>DOP</text:p>
          </table:table-cell>
          <table:table-cell table:style-name="odsStyleTableCell-4a986923069e2ade1085339a5c8f0252" office:value-type="string">
            <text:p>0.11828</text:p>
          </table:table-cell>
          <table:table-cell table:style-name="odsStyleTableCell-4a986923069e2ade1085339a5c8f0252" office:value-type="string">
            <text:p>57.99700</text:p>
          </table:table-cell>
        </table:table-row>
        <table:table-row table:style-name="ro1">
          <table:table-cell table:style-name="odsStyleTableCell-f34d0bd27746e7c37e126183ab9a1642" office:value-type="string">
            <text:p>REP.POPULAR CHINA</text:p>
          </table:table-cell>
          <table:table-cell table:style-name="odsStyleTableCell-f34d0bd27746e7c37e126183ab9a1642" office:value-type="string">
            <text:p>YUAN RENMINBI OFFSHORE</text:p>
          </table:table-cell>
          <table:table-cell table:style-name="odsStyleTableCell-f34d0bd27746e7c37e126183ab9a1642" office:value-type="string">
            <text:p>CNH</text:p>
          </table:table-cell>
          <table:table-cell table:style-name="odsStyleTableCell-4a986923069e2ade1085339a5c8f0252" office:value-type="string">
            <text:p>0.95765</text:p>
          </table:table-cell>
          <table:table-cell table:style-name="odsStyleTableCell-4a986923069e2ade1085339a5c8f0252" office:value-type="string">
            <text:p>7.16340</text:p>
          </table:table-cell>
        </table:table-row>
        <table:table-row table:style-name="ro1">
          <table:table-cell table:style-name="odsStyleTableCell-f34d0bd27746e7c37e126183ab9a1642" office:value-type="string">
            <text:p>RUSIA</text:p>
          </table:table-cell>
          <table:table-cell table:style-name="odsStyleTableCell-f34d0bd27746e7c37e126183ab9a1642" office:value-type="string">
            <text:p>RUBLO RUSO</text:p>
          </table:table-cell>
          <table:table-cell table:style-name="odsStyleTableCell-f34d0bd27746e7c37e126183ab9a1642" office:value-type="string">
            <text:p>RUB</text:p>
          </table:table-cell>
          <table:table-cell table:style-name="odsStyleTableCell-4a986923069e2ade1085339a5c8f0252" office:value-type="string">
            <text:p>0.07485</text:p>
          </table:table-cell>
          <table:table-cell table:style-name="odsStyleTableCell-4a986923069e2ade1085339a5c8f0252" office:value-type="string">
            <text:p>91.64470</text:p>
          </table:table-cell>
        </table:table-row>
        <table:table-row table:style-name="ro1">
          <table:table-cell table:style-name="odsStyleTableCell-f34d0bd27746e7c37e126183ab9a1642" office:value-type="string">
            <text:p>SINGAPUR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SGD</text:p>
          </table:table-cell>
          <table:table-cell table:style-name="odsStyleTableCell-4a986923069e2ade1085339a5c8f0252" office:value-type="string">
            <text:p>5.16178</text:p>
          </table:table-cell>
          <table:table-cell table:style-name="odsStyleTableCell-4a986923069e2ade1085339a5c8f0252" office:value-type="string">
            <text:p>1.32900</text:p>
          </table:table-cell>
        </table:table-row>
        <table:table-row table:style-name="ro1">
          <table:table-cell table:style-name="odsStyleTableCell-f34d0bd27746e7c37e126183ab9a1642" office:value-type="string">
            <text:p>SUDÁFRICA</text:p>
          </table:table-cell>
          <table:table-cell table:style-name="odsStyleTableCell-f34d0bd27746e7c37e126183ab9a1642" office:value-type="string">
            <text:p>RAND</text:p>
          </table:table-cell>
          <table:table-cell table:style-name="odsStyleTableCell-f34d0bd27746e7c37e126183ab9a1642" office:value-type="string">
            <text:p>ZAR</text:p>
          </table:table-cell>
          <table:table-cell table:style-name="odsStyleTableCell-4a986923069e2ade1085339a5c8f0252" office:value-type="string">
            <text:p>0.36600</text:p>
          </table:table-cell>
          <table:table-cell table:style-name="odsStyleTableCell-4a986923069e2ade1085339a5c8f0252" office:value-type="string">
            <text:p>18.74310</text:p>
          </table:table-cell>
        </table:table-row>
        <table:table-row table:style-name="ro1">
          <table:table-cell table:style-name="odsStyleTableCell-f34d0bd27746e7c37e126183ab9a1642" office:value-type="string">
            <text:p>SUECIA</text:p>
          </table:table-cell>
          <table:table-cell table:style-name="odsStyleTableCell-f34d0bd27746e7c37e126183ab9a1642" office:value-type="string">
            <text:p>CORONA</text:p>
          </table:table-cell>
          <table:table-cell table:style-name="odsStyleTableCell-f34d0bd27746e7c37e126183ab9a1642" office:value-type="string">
            <text:p>SEK</text:p>
          </table:table-cell>
          <table:table-cell table:style-name="odsStyleTableCell-4a986923069e2ade1085339a5c8f0252" office:value-type="string">
            <text:p>0.66666</text:p>
          </table:table-cell>
          <table:table-cell table:style-name="odsStyleTableCell-4a986923069e2ade1085339a5c8f0252" office:value-type="string">
            <text:p>10.29010</text:p>
          </table:table-cell>
        </table:table-row>
        <table:table-row table:style-name="ro1">
          <table:table-cell table:style-name="odsStyleTableCell-f34d0bd27746e7c37e126183ab9a1642" office:value-type="string">
            <text:p>SUIZA</text:p>
          </table:table-cell>
          <table:table-cell table:style-name="odsStyleTableCell-f34d0bd27746e7c37e126183ab9a1642" office:value-type="string">
            <text:p>FRANCO</text:p>
          </table:table-cell>
          <table:table-cell table:style-name="odsStyleTableCell-f34d0bd27746e7c37e126183ab9a1642" office:value-type="string">
            <text:p>CHF</text:p>
          </table:table-cell>
          <table:table-cell table:style-name="odsStyleTableCell-4a986923069e2ade1085339a5c8f0252" office:value-type="string">
            <text:p>8.05826</text:p>
          </table:table-cell>
          <table:table-cell table:style-name="odsStyleTableCell-4a986923069e2ade1085339a5c8f0252" office:value-type="string">
            <text:p>0.85130</text:p>
          </table:table-cell>
        </table:table-row>
        <table:table-row table:style-name="ro1">
          <table:table-cell table:style-name="odsStyleTableCell-f34d0bd27746e7c37e126183ab9a1642" office:value-type="string">
            <text:p>TAILANDIA</text:p>
          </table:table-cell>
          <table:table-cell table:style-name="odsStyleTableCell-f34d0bd27746e7c37e126183ab9a1642" office:value-type="string">
            <text:p>THAI BAHT</text:p>
          </table:table-cell>
          <table:table-cell table:style-name="odsStyleTableCell-f34d0bd27746e7c37e126183ab9a1642" office:value-type="string">
            <text:p>THB</text:p>
          </table:table-cell>
          <table:table-cell table:style-name="odsStyleTableCell-4a986923069e2ade1085339a5c8f0252" office:value-type="string">
            <text:p>0.19888</text:p>
          </table:table-cell>
          <table:table-cell table:style-name="odsStyleTableCell-4a986923069e2ade1085339a5c8f0252" office:value-type="string">
            <text:p>34.49400</text:p>
          </table:table-cell>
        </table:table-row>
        <table:table-row table:style-name="ro1">
          <table:table-cell table:style-name="odsStyleTableCell-f34d0bd27746e7c37e126183ab9a1642" office:value-type="string">
            <text:p>TAIWAN</text:p>
          </table:table-cell>
          <table:table-cell table:style-name="odsStyleTableCell-f34d0bd27746e7c37e126183ab9a1642" office:value-type="string">
            <text:p>DÓLAR</text:p>
          </table:table-cell>
          <table:table-cell table:style-name="odsStyleTableCell-f34d0bd27746e7c37e126183ab9a1642" office:value-type="string">
            <text:p>TWD</text:p>
          </table:table-cell>
          <table:table-cell table:style-name="odsStyleTableCell-4a986923069e2ade1085339a5c8f0252" office:value-type="string">
            <text:p>0.22151</text:p>
          </table:table-cell>
          <table:table-cell table:style-name="odsStyleTableCell-4a986923069e2ade1085339a5c8f0252" office:value-type="string">
            <text:p>30.96900</text:p>
          </table:table-cell>
        </table:table-row>
        <table:table-row table:style-name="ro1">
          <table:table-cell table:style-name="odsStyleTableCell-f34d0bd27746e7c37e126183ab9a1642" office:value-type="string">
            <text:p>TÚNEZ</text:p>
          </table:table-cell>
          <table:table-cell table:style-name="odsStyleTableCell-f34d0bd27746e7c37e126183ab9a1642" office:value-type="string">
            <text:p>DINAR TUNECINO</text:p>
          </table:table-cell>
          <table:table-cell table:style-name="odsStyleTableCell-f34d0bd27746e7c37e126183ab9a1642" office:value-type="string">
            <text:p>TND</text:p>
          </table:table-cell>
          <table:table-cell table:style-name="odsStyleTableCell-4a986923069e2ade1085339a5c8f0252" office:value-type="string">
            <text:p>2.21390</text:p>
          </table:table-cell>
          <table:table-cell table:style-name="odsStyleTableCell-4a986923069e2ade1085339a5c8f0252" office:value-type="string">
            <text:p>3.09860</text:p>
          </table:table-cell>
        </table:table-row>
        <table:table-row table:style-name="ro1">
          <table:table-cell table:style-name="odsStyleTableCell-f34d0bd27746e7c37e126183ab9a1642" office:value-type="string">
            <text:p>TURQUÍA</text:p>
          </table:table-cell>
          <table:table-cell table:style-name="odsStyleTableCell-f34d0bd27746e7c37e126183ab9a1642" office:value-type="string">
            <text:p>LIRA TURCA</text:p>
          </table:table-cell>
          <table:table-cell table:style-name="odsStyleTableCell-f34d0bd27746e7c37e126183ab9a1642" office:value-type="string">
            <text:p>TRY</text:p>
          </table:table-cell>
          <table:table-cell table:style-name="odsStyleTableCell-4a986923069e2ade1085339a5c8f0252" office:value-type="string">
            <text:p>0.23049</text:p>
          </table:table-cell>
          <table:table-cell table:style-name="odsStyleTableCell-4a986923069e2ade1085339a5c8f0252" office:value-type="string">
            <text:p>29.76320</text:p>
          </table:table-cell>
        </table:table-row>
        <table:table-row table:style-name="ro1">
          <table:table-cell table:style-name="odsStyleTableCell-f34d0bd27746e7c37e126183ab9a1642" office:value-type="string">
            <text:p>URUGUAY</text:p>
          </table:table-cell>
          <table:table-cell table:style-name="odsStyleTableCell-f34d0bd27746e7c37e126183ab9a1642" office:value-type="string">
            <text:p>PESO</text:p>
          </table:table-cell>
          <table:table-cell table:style-name="odsStyleTableCell-f34d0bd27746e7c37e126183ab9a1642" office:value-type="string">
            <text:p>UYU</text:p>
          </table:table-cell>
          <table:table-cell table:style-name="odsStyleTableCell-4a986923069e2ade1085339a5c8f0252" office:value-type="string">
            <text:p>0.17543</text:p>
          </table:table-cell>
          <table:table-cell table:style-name="odsStyleTableCell-4a986923069e2ade1085339a5c8f0252" office:value-type="string">
            <text:p>39.10400</text:p>
          </table:table-cell>
        </table:table-row>
        <table:table-row table:style-name="ro1">
          <table:table-cell table:style-name="odsStyleTableCell-f34d0bd27746e7c37e126183ab9a1642" office:value-type="string">
            <text:p>VENEZUELA</text:p>
          </table:table-cell>
          <table:table-cell table:style-name="odsStyleTableCell-f34d0bd27746e7c37e126183ab9a1642" office:value-type="string">
            <text:p>BOLIVAR DIGITAL</text:p>
          </table:table-cell>
          <table:table-cell table:style-name="odsStyleTableCell-f34d0bd27746e7c37e126183ab9a1642" office:value-type="string">
            <text:p>VES</text:p>
          </table:table-cell>
          <table:table-cell table:style-name="odsStyleTableCell-4a986923069e2ade1085339a5c8f0252" office:value-type="string">
            <text:p>0.19117</text:p>
          </table:table-cell>
          <table:table-cell table:style-name="odsStyleTableCell-4a986923069e2ade1085339a5c8f0252" office:value-type="string">
            <text:p>35.88470</text:p>
          </table:table-cell>
        </table:table-row>
        <table:table-row table:style-name="ro1">
          <table:table-cell table:style-name="odsStyleTableCell-f34d0bd27746e7c37e126183ab9a1642" office:value-type="string">
            <text:p>VIETNAM</text:p>
          </table:table-cell>
          <table:table-cell table:style-name="odsStyleTableCell-f34d0bd27746e7c37e126183ab9a1642" office:value-type="string">
            <text:p>DONG</text:p>
          </table:table-cell>
          <table:table-cell table:style-name="odsStyleTableCell-f34d0bd27746e7c37e126183ab9a1642" office:value-type="string">
            <text:p>VND</text:p>
          </table:table-cell>
          <table:table-cell table:style-name="odsStyleTableCell-4a986923069e2ade1085339a5c8f0252" office:value-type="string">
            <text:p>0.00028</text:p>
          </table:table-cell>
          <table:table-cell table:style-name="odsStyleTableCell-4a986923069e2ade1085339a5c8f0252" office:value-type="string">
            <text:p>24,360.00000</text:p>
          </table:table-cell>
        </table:table-row>
        <table:table-row table:style-name="ro1">
          <table:table-cell table:style-name="odsStyleTableCell-f34d0bd27746e7c37e126183ab9a1642" office:value-type="string">
            <text:p/>
          </table:table-cell>
          <table:table-cell table:style-name="odsStyleTableCell-f34d0bd27746e7c37e126183ab9a1642" office:value-type="string">
            <text:p>DERECHO ESPECIAL DE GIRO</text:p>
          </table:table-cell>
          <table:table-cell table:style-name="odsStyleTableCell-f34d0bd27746e7c37e126183ab9a1642" office:value-type="string">
            <text:p>USD/D.E.G.</text:p>
          </table:table-cell>
          <table:table-cell table:style-name="odsStyleTableCell-4a986923069e2ade1085339a5c8f0252" office:value-type="string">
            <text:p/>
          </table:table-cell>
          <table:table-cell table:style-name="odsStyleTableCell-4a986923069e2ade1085339a5c8f0252" office:value-type="string">
            <text:p>1.33612</text:p>
          </table:table-cell>
        </table:table-row>
        <table:table-row table:style-name="ro1">
          <table:table-cell table:style-name="odsStyleTableCell-f34d0bd27746e7c37e126183ab9a1642" office:value-type="string">
            <text:p/>
          </table:table-cell>
          <table:table-cell table:style-name="odsStyleTableCell-f34d0bd27746e7c37e126183ab9a1642" office:value-type="string">
            <text:p>UNIDAD DE FOMENTO DE VIVIENDA</text:p>
          </table:table-cell>
          <table:table-cell table:style-name="odsStyleTableCell-f34d0bd27746e7c37e126183ab9a1642" office:value-type="string">
            <text:p>Bs/UFV</text:p>
          </table:table-cell>
          <table:table-cell table:style-name="odsStyleTableCell-4a986923069e2ade1085339a5c8f0252" office:value-type="string">
            <text:p/>
          </table:table-cell>
          <table:table-cell table:style-name="odsStyleTableCell-4a986923069e2ade1085339a5c8f0252" office:value-type="string">
            <text:p>2.4748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d23f90ce8de96a0da5ed5661db2b2c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f209c6dd9b826306da11e81107906cc" office:value-type="string">
            <text:p> </text:p>
          </table:table-cell>
          <table:table-cell table:style-name="odsStyleTableCell-2f209c6dd9b826306da11e81107906cc" office:value-type="string">
            <text:p>UNIDAD MONETARIA</text:p>
          </table:table-cell>
          <table:table-cell table:style-name="odsStyleTableCell-2f209c6dd9b826306da11e81107906cc" office:value-type="string">
            <text:p>MONEDA</text:p>
          </table:table-cell>
          <table:table-cell table:style-name="odsStyleTableCell-2f209c6dd9b826306da11e81107906cc" office:value-type="string">
            <text:p>TIPO DE CAMBIO EN M.E.</text:p>
          </table:table-cell>
        </table:table-row>
        <table:table-row table:style-name="ro1">
          <table:table-cell table:style-name="odsStyleTableCell-f34d0bd27746e7c37e126183ab9a1642" office:value-type="string">
            <text:p>ORO</text:p>
          </table:table-cell>
          <table:table-cell table:style-name="odsStyleTableCell-f34d0bd27746e7c37e126183ab9a1642" office:value-type="string">
            <text:p>ONZA TROY ORO</text:p>
          </table:table-cell>
          <table:table-cell table:style-name="odsStyleTableCell-f34d0bd27746e7c37e126183ab9a1642" office:value-type="string">
            <text:p>USD./O.T.F.</text:p>
          </table:table-cell>
          <table:table-cell table:style-name="odsStyleTableCell-4a986923069e2ade1085339a5c8f0252" office:value-type="string">
            <text:p>2,034.65000</text:p>
          </table:table-cell>
        </table:table-row>
        <table:table-row table:style-name="ro1">
          <table:table-cell table:style-name="odsStyleTableCell-f34d0bd27746e7c37e126183ab9a1642" office:value-type="string">
            <text:p>PLATA</text:p>
          </table:table-cell>
          <table:table-cell table:style-name="odsStyleTableCell-f34d0bd27746e7c37e126183ab9a1642" office:value-type="string">
            <text:p>ONZA TROY PLATA</text:p>
          </table:table-cell>
          <table:table-cell table:style-name="odsStyleTableCell-f34d0bd27746e7c37e126183ab9a1642" office:value-type="string">
            <text:p>USD./O.T.F.</text:p>
          </table:table-cell>
          <table:table-cell table:style-name="odsStyleTableCell-4a986923069e2ade1085339a5c8f0252" office:value-type="string">
            <text:p>22.934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d23f90ce8de96a0da5ed5661db2b2c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f209c6dd9b826306da11e81107906cc" office:value-type="string">
            <text:p> </text:p>
          </table:table-cell>
          <table:table-cell table:style-name="odsStyleTableCell-2f209c6dd9b826306da11e81107906cc" office:value-type="string">
            <text:p>1 MES</text:p>
          </table:table-cell>
          <table:table-cell table:style-name="odsStyleTableCell-2f209c6dd9b826306da11e81107906cc" office:value-type="string">
            <text:p>3 MESES</text:p>
          </table:table-cell>
          <table:table-cell table:style-name="odsStyleTableCell-2f209c6dd9b826306da11e81107906cc" office:value-type="string">
            <text:p>6 MESES</text:p>
          </table:table-cell>
        </table:table-row>
        <table:table-row table:style-name="ro1">
          <table:table-cell table:style-name="odsStyleTableCell-1991fe0f52bc79b796e8d8c79afa127b" office:value-type="string">
            <text:p>TASA LIBOR(USD)</text:p>
          </table:table-cell>
          <table:table-cell table:style-name="odsStyleTableCell-4a986923069e2ade1085339a5c8f0252" office:value-type="string">
            <text:p>5.46</text:p>
          </table:table-cell>
          <table:table-cell table:style-name="odsStyleTableCell-4a986923069e2ade1085339a5c8f0252" office:value-type="string">
            <text:p>5.59</text:p>
          </table:table-cell>
          <table:table-cell table:style-name="odsStyleTableCell-4a986923069e2ade1085339a5c8f0252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34d0bd27746e7c37e126183ab9a164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50</meta:creation-date>
    <meta:generator>ods générator</meta:generator>
    <dc:date>2024-10-15T21:15:50</dc:date>
    <meta:editing-duration>PT1S</meta:editing-duration>
    <meta:editing-cycles>1</meta:editing-cycles>
    <meta:document-statistic meta:table-count="1" meta:cell-count="4" meta:object-count="0"/>
  </office:meta>
</office:document-meta>
</file>